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Tests.compareToWithHttpHead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MappingInfoTests.matchProduce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matchCustom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compareToWithImplicitVsExplicitHttpMethod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questMappingInfoTests.preFligh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MappingInfoTests.createEmpty( RequestMappingInfo . Builder info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questMappingInfoTests.equalsMethod( RequestMappingInfo . Builder info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equestMappingInfoTests.matchConsume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MappingInfoTests.matchHeader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matchParam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matchPatternsCondition( RequestMappingInfo . 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appingInfo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